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left:50px;padding-right:50px; text-align:justify; color:black"&gt;</text:p>
      <text:p text:style-name="Standard">&lt;div style="text-indent:20px;"&gt;Dieu. Quel mal de tête. C'était comme si un type avec un marteau s'amusait à lui marteler le sommet du crâne, s'appliquant à taper le plus fort possible. Sur un clou. Rouillé. Cela faisait maintenant des heures que cela durait, qu'Edward avait l'impression qu'une barre en métal lui traversait le cerveau de part en part. Cette nuit n'avait clairement pas été des plus reposantes. Même, il avait peut-être s'agit de la pire nuit de sa courte existence. Accompagné par des cauchemars aussi improbables qu'effrayants, le garçon avait dormi d'un sommeil agité et peu réparateur. En toute honnêteté, il serait resté endormi pendant encore des heures si on lui en avait laissé l'occasion.&lt;/div&gt;</text:p>
      <text:p text:style-name="Standard">&lt;div style="text-indent:20px;"&gt;Seulement voilà, notre blondin n'aurait pas ce luxe. Toujours à mi-chemin de l'inconscience, il entendit une voix lointaine crier quelque chose. Elle résonna dans son cerveau fragilisé, l'agressant bien plus que d'ordinaire et Edward fronça ses sourcils, les yeux toujours fermés, en maugréant un « mmmmh » mécontent. Un nouveau cri retentit et il leva son bras pour le secouer dans le vent comme s'il chassait une mouche invisible. Elle avait encore oublié...&lt;/div&gt;</text:p>
      <text:p text:style-name="Standard">[color=darkred]-On est samedi, j'ai pas cours...[/color]</text:p>
      <text:p text:style-name="Standard"/>
      <text:p text:style-name="Standard">&lt;div style="text-indent:20px;"&gt;Il avait marmonné dans sa barbe, encore trop endormi, et sa phrase en était presque incompréhensible tant le garçon avait mâché ses mots. Enfonçant son oreiller sur sa tête pour essayer de se soustraire à la luminosité ambiante, il entreprit de retourner dans les bras de Morphée. C'est alors que les connexions se firent -douloureusement- dans son esprit groggy. Cette voix... Ce n'était pas la voix de sa mère. Non, il s'agissait même d'une voix masculine. Ce n'était pas non plus le timbre de son paternel... Alors qui cela pouvait-il bien être ? Toujours handicapé par sa migraine, Edward fouilla dans les limbes de sa mémoire pour essayer de la reconnaître, mais rien n'y fit. Partagé entre l'épuisement et l'envie de découvrir l'identité de la personne qui avait crié à ses oreilles, l'adolescent ne bougea pas pendant plusieurs secondes en se demandant si cela valait le coup qu'il se lève.&lt;/div&gt;</text:p>
      <text:p text:style-name="Standard">&lt;div style="text-indent:20px;"&gt;Finalement, concluant qu'il n'arriverait de toute façon pas à se rendormir, le blondin se hissa sur son postérieur, assis au milieu du lit. L'instant d'après, il avait posé une main sur sa tempe. Le mouvement avait été trop brusque et avait amplifié le mal de tête qui l'accompagnait déjà, maintenant à deux doigts de le faire tomber dans les pommes. Lorsque ses pensées se firent plus claires, Edward fut enfin apte à ouvrir ses yeux meurtris. Ou en tout cas au moins le gauche, le droit se refermant instantanément après avoir été agressé par la lumière de la pièce. Pièce qui d'ailleurs n'était pas sa chambre. Du tout. L'étudiant la parcourut du regard pour essayer de deviner où il se trouvait. Cela ressemblait fort à une chambre d'hôtel, sans âme et complètement dépersonnalisée. Il n'avait pourtant aucun souvenir de s'être rendu dans un établissement de ce genre... Ni d'avoir partagé son lit avec un autre garçon, comme c'était le cas au vu de celui qui se tenait à côté de lui dans le lit avec un air à mi-chemin entre l'horreur et la panique. Trop peu réveillé pour avoir ce genre de réaction, Edward cligna simplement plusieurs fois des yeux en essayant de sortir de sa torpeur.&lt;/div&gt;</text:p>
      <text:p text:style-name="Standard">[color=darkred]-C'est particulièrement moche cette déco.[/color]</text:p>
      <text:p text:style-name="Standard">&lt;/div&gt;</text:p>
      <text:p text:style-name="P1">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e ce dernier leva son coude pour lui montrer son poignet, attirant le sien par ce même mouvement. Avec un air toujours aussi ahuri, l'adolescent fixa pendant un bon moment le bracelet en métal qui cernait son avant-bras. Il ne disait rien, mais son cerveau avait finalement réussi à se mettre en branle. Comment ces menottes étaient arrivées jusqu'à lui ? A qui appartenaient-elles ? Vu la lueur d'incompréhension presque palpable au fond de ses yeux, Edward se doutait que ce drôle de type n'en était pas à l'origine. Il allait donc falloir creuser pour résoudre ce mystère.</text:p>
      <text:p text:style-name="Standard"/>
      <text:p text:style-name="Standard">-Je sais même pas qui vous êtes... 'Tain j'suis claqué. Je me demande quelle heure il est.</text:p>
      <text:p text:style-name="Standard"/>
      <text:p text:style-name="Standard">Edward n'avait même pas fini sa phrase que son visage refaisait déjà la girouette, ne prêtant plus aucune attention à Aoba comme le démontrait sa dernière remarque. Bien qu'intrigué, le blondin ne paraissait pas plus préoccupé que cela par la situation. Ses pupilles effectuaient des allers-retours dans leurs globes oculaires au rythme où il balayait la pièce du regard. Le plus étonnant dans cette histoire, c'est qu'il n'avait absolument aucun souvenir de ce qui avait bien pu lui arriver. Le garçon doutait sérieusement s'être saoulé jusqu'au black out. Il lui été déjà arrivé de boire par le passé, mais jamais au point de ne plus avoir aucun souvenir. Ceci étant, la sensation de malaise qu'il sentait à travers tout son corps présentait des similarités troublantes avec celle qu'on ressent après une grosse cuite. Il était vraiment ennuyeux qu'il ne se souvienne de rien et le blondin se demandait s'il aurait une explication un jour. Car pour l'heure, il avait des soucis autrement plus gênants qu'un trou de mémoire...</text:p>
      <text:p text:style-name="Standard"/>
      <text:p text:style-name="Standard">-Où sont passés mes fringu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5-01T00:22:36.47</dc:date>
    <meta:editing-duration>PT1H35M1S</meta:editing-duration>
    <meta:editing-cycles>99</meta:editing-cycles>
    <meta:generator>OpenOffice/4.1.2$Win32 OpenOffice.org_project/412m3$Build-9782</meta:generator>
    <meta:document-statistic meta:table-count="0" meta:image-count="0" meta:object-count="0" meta:page-count="2" meta:paragraph-count="13" meta:word-count="1025" meta:character-count="6383"/>
  </office:meta>
</office:document-meta>
</file>